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6.193cm" fo:margin-left="1.365cm" table:align="left" style:writing-mode="lr-tb"/>
    </style:style>
    <style:style style:name="Tabela1.A" style:family="table-column">
      <style:table-column-properties style:column-width="7.811cm"/>
    </style:style>
    <style:style style:name="Tabela1.B" style:family="table-column">
      <style:table-column-properties style:column-width="8.382cm"/>
    </style:style>
    <style:style style:name="Tabela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1.B1" style:family="table-cell">
      <style:table-cell-properties fo:background-color="#cccccc"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193cm" fo:margin-left="1.365cm" table:align="left" style:writing-mode="lr-tb"/>
    </style:style>
    <style:style style:name="Tabela2.A" style:family="table-column">
      <style:table-column-properties style:column-width="7.811cm"/>
    </style:style>
    <style:style style:name="Tabela2.B" style:family="table-column">
      <style:table-column-properties style:column-width="8.382cm"/>
    </style:style>
    <style:style style:name="Tabela2.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2.B1" style:family="table-cell">
      <style:table-cell-properties fo:background-color="#cccccc"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6.193cm" fo:margin-left="1.365cm" table:align="left" style:writing-mode="lr-tb"/>
    </style:style>
    <style:style style:name="Tabela3.A" style:family="table-column">
      <style:table-column-properties style:column-width="7.811cm"/>
    </style:style>
    <style:style style:name="Tabela3.B" style:family="table-column">
      <style:table-column-properties style:column-width="8.382cm"/>
    </style:style>
    <style:style style:name="Tabela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3.B1" style:family="table-cell">
      <style:table-cell-properties fo:background-color="#cccccc"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6.193cm" fo:margin-left="1.408cm" table:align="left"/>
    </style:style>
    <style:style style:name="Tabela4.A" style:family="table-column">
      <style:table-column-properties style:column-width="16.193cm"/>
    </style:style>
    <style:style style:name="Tabela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6.235cm" fo:margin-left="1.365cm" table:align="left"/>
    </style:style>
    <style:style style:name="Tabela5.A" style:family="table-column">
      <style:table-column-properties style:column-width="16.235cm"/>
    </style:style>
    <style:style style:name="Tabela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6.256cm" fo:margin-left="1.344cm" table:align="left"/>
    </style:style>
    <style:style style:name="Tabela6.A" style:family="table-column">
      <style:table-column-properties style:column-width="16.256cm"/>
    </style:style>
    <style:style style:name="Tabela6.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7" style:family="table">
      <style:table-properties style:width="16.256cm" fo:margin-left="1.344cm" table:align="left"/>
    </style:style>
    <style:style style:name="Tabela7.A" style:family="table-column">
      <style:table-column-properties style:column-width="16.256cm"/>
    </style:style>
    <style:style style:name="Tabela7.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8" style:family="table">
      <style:table-properties style:width="16.235cm" fo:margin-left="1.365cm" table:align="left"/>
    </style:style>
    <style:style style:name="Tabela8.A" style:family="table-column">
      <style:table-column-properties style:column-width="16.235cm"/>
    </style:style>
    <style:style style:name="Tabela8.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9" style:family="table">
      <style:table-properties style:width="16.256cm" fo:margin-left="1.344cm" table:align="left"/>
    </style:style>
    <style:style style:name="Tabela9.A" style:family="table-column">
      <style:table-column-properties style:column-width="16.256cm"/>
    </style:style>
    <style:style style:name="Tabela9.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10" style:family="table">
      <style:table-properties style:width="16.256cm" fo:margin-left="1.344cm" table:align="left"/>
    </style:style>
    <style:style style:name="Tabela10.A" style:family="table-column">
      <style:table-column-properties style:column-width="16.256cm"/>
    </style:style>
    <style:style style:name="Tabela10.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11" style:family="table">
      <style:table-properties style:width="16.235cm" fo:margin-left="1.365cm" table:align="left"/>
    </style:style>
    <style:style style:name="Tabela11.A" style:family="table-column">
      <style:table-column-properties style:column-width="16.235cm"/>
    </style:style>
    <style:style style:name="Tabela1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color="#000000" loext:opacity="100%" style:font-name="Arial" fo:font-size="10pt" fo:language="gl" fo:country="ES" fo:font-weight="normal" officeooo:rsid="000d8a17" officeooo:paragraph-rsid="000d8a17" fo:background-color="#ffffff" style:font-size-asian="8.75pt" style:font-weight-asian="normal" style:font-name-complex="Courier New1" style:font-size-complex="10pt" style:font-weight-complex="normal"/>
    </style:style>
    <style:style style:name="P2" style:family="paragraph" style:parent-style-name="Standard">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000000" loext:opacity="100%" style:font-name="Arial" fo:font-size="10pt" fo:language="gl" fo:country="ES" fo:font-weight="normal" officeooo:rsid="0014fef1" officeooo:paragraph-rsid="001479e1" style:letter-kerning="false" fo:background-color="#ffffff" style:font-name-asian="Times New Roman1" style:font-size-asian="8.75pt" style:language-asian="es" style:country-asian="ES" style:font-weight-asian="normal" style:font-name-complex="Courier New1" style:font-size-complex="10pt" style:language-complex="ar" style:country-complex="SA" style:font-weight-complex="normal" fo:hyphenate="false" fo:hyphenation-remain-char-count="2" fo:hyphenation-push-char-count="2" loext:hyphenation-no-caps="false"/>
    </style:style>
    <style:style style:name="P3" style:family="paragraph" style:parent-style-name="Standard">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000000" loext:opacity="100%" style:font-name="Arial" fo:font-size="10pt" fo:language="gl" fo:country="ES" fo:font-weight="normal" officeooo:rsid="0018a51c" officeooo:paragraph-rsid="001c0d8c" style:letter-kerning="false" fo:background-color="#ffffff" style:font-name-asian="Times New Roman1" style:font-size-asian="8.75pt" style:language-asian="es" style:country-asian="ES" style:font-weight-asian="normal" style:font-name-complex="Courier New1" style:font-size-complex="10pt" style:language-complex="ar" style:country-complex="SA" style:font-weight-complex="normal" fo:hyphenate="false" fo:hyphenation-remain-char-count="2" fo:hyphenation-push-char-count="2" loext:hyphenation-no-caps="false"/>
    </style:style>
    <style:style style:name="P4" style:family="paragraph" style:parent-style-name="Standard">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000000" loext:opacity="100%" style:font-name="Arial" fo:font-size="10pt" fo:language="gl" fo:country="ES" fo:font-weight="normal" officeooo:rsid="001c0d8c" officeooo:paragraph-rsid="001c0d8c" style:letter-kerning="false" fo:background-color="#ffffff" style:font-name-asian="Times New Roman1" style:font-size-asian="8.75pt" style:language-asian="es" style:country-asian="ES" style:font-weight-asian="normal" style:font-name-complex="Courier New1" style:font-size-complex="10pt" style:language-complex="ar" style:country-complex="SA" style:font-weight-complex="normal" fo:hyphenate="false" fo:hyphenation-remain-char-count="2" fo:hyphenation-push-char-count="2" loext:hyphenation-no-caps="false"/>
    </style:style>
    <style:style style:name="P5" style:family="paragraph" style:parent-style-name="Preformatted_20_Text">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000000" loext:opacity="100%" style:font-name="Arial" fo:font-size="10pt" fo:language="gl" fo:country="ES" fo:font-style="normal" fo:font-weight="normal" officeooo:rsid="001c0d8c" officeooo:paragraph-rsid="001c0d8c" style:letter-kerning="false" fo:background-color="#ffffff" style:font-name-asian="Times New Roman1" style:font-size-asian="10pt" style:language-asian="es" style:country-asian="ES" style:font-style-asian="normal" style:font-weight-asian="normal" style:font-name-complex="Courier New1" style:font-size-complex="10pt" style:language-complex="ar" style:country-complex="SA" style:font-style-complex="normal" style:font-weight-complex="normal" fo:hyphenate="false" fo:hyphenation-remain-char-count="2" fo:hyphenation-push-char-count="2" loext:hyphenation-no-caps="false"/>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language="gl" fo:country="ES" fo:font-style="normal" fo:text-shadow="none" style:text-underline-style="none" fo:font-weight="normal" officeooo:rsid="001aebcb" officeooo:paragraph-rsid="001aebcb" style:font-name-asian="Times New Roman1" style:font-size-asian="10pt" style:font-style-asian="normal" style:font-weight-asian="normal" style:font-name-complex="Courier New1" style:font-size-complex="10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paragraph-rsid="001aebcb" style:font-name-asian="Times New Roman1" style:font-size-asian="10pt" style:font-style-asian="normal" style:font-weight-asian="normal" style:font-name-complex="Courier New1" style:font-size-complex="10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1aebcb" style:font-name-asian="Times New Roman1" style:font-size-asian="9pt" style:font-style-asian="normal" style:font-weight-asian="normal" style:font-name-complex="Courier New1" style:font-size-complex="9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269023" style:font-size-asian="9pt" style:font-style-asian="normal" style:font-weight-asian="normal" style:font-size-complex="9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28cac5" style:font-size-asian="9pt" style:font-style-asian="normal" style:font-weight-asian="normal" style:font-size-complex="9pt" style:font-style-complex="normal" style:font-weight-complex="normal" style:text-overline-style="none" style:text-overline-color="font-color"/>
    </style:style>
    <style:style style:name="P12" style:family="paragraph" style:parent-style-name="Preformatted_20_Text" style:master-page-name="">
      <loext:graphic-properties draw:fill="none"/>
      <style:paragraph-properties fo:margin-left="1cm" fo:margin-right="0cm" fo:margin-top="0cm" fo:margin-bottom="0cm" style:contextual-spacing="false" fo:text-indent="0cm" style:auto-text-indent="false" style:page-number="auto" fo:background-color="transparent"/>
      <style:text-properties officeooo:paragraph-rsid="001e1f34"/>
    </style:style>
    <style:style style:name="P13"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officeooo:paragraph-rsid="001e1f34"/>
    </style:style>
    <style:style style:name="P14" style:family="paragraph" style:parent-style-name="Preformatted_20_Text">
      <loext:graphic-properties draw:fill="none"/>
      <style:paragraph-properties fo:margin-left="1cm" fo:margin-right="0cm" fo:margin-top="0cm" fo:margin-bottom="0cm" style:contextual-spacing="false" fo:text-indent="0cm" style:auto-text-indent="false" fo:background-color="transparent"/>
      <style:text-properties officeooo:paragraph-rsid="001d0ba3"/>
    </style:style>
    <style:style style:name="P15" style:family="paragraph" style:parent-style-name="Text_20_body">
      <style:text-properties officeooo:paragraph-rsid="001d0ba3"/>
    </style:style>
    <style:style style:name="P16" style:family="paragraph" style:parent-style-name="Standard">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officeooo:paragraph-rsid="001c0d8c" fo:hyphenate="false" fo:hyphenation-remain-char-count="2" fo:hyphenation-push-char-count="2" loext:hyphenation-no-caps="false"/>
    </style:style>
    <style:style style:name="P17" style:family="paragraph" style:parent-style-name="Text_20_body">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officeooo:paragraph-rsid="00244929" fo:hyphenate="false" fo:hyphenation-remain-char-count="2" fo:hyphenation-push-char-count="2" loext:hyphenation-no-caps="false"/>
    </style:style>
    <style:style style:name="P18" style:family="paragraph" style:parent-style-name="Standard">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2a6099" loext:opacity="100%" style:font-name="Arial" fo:font-size="10pt" fo:language="gl" fo:country="ES" fo:font-weight="bold" officeooo:rsid="001c0d8c" officeooo:paragraph-rsid="001c0d8c" style:letter-kerning="false" fo:background-color="#ffffff" style:font-name-asian="Times New Roman1" style:font-size-asian="8.75pt" style:language-asian="es" style:country-asian="ES" style:font-weight-asian="bold" style:font-name-complex="Courier New1" style:font-size-complex="10pt" style:language-complex="ar" style:country-complex="SA" style:font-weight-complex="bold" fo:hyphenate="false" fo:hyphenation-remain-char-count="2" fo:hyphenation-push-char-count="2" loext:hyphenation-no-caps="false"/>
    </style:style>
    <style:style style:name="P19" style:family="paragraph" style:parent-style-name="Standard">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reak-before="page" fo:background-color="transparent" style:writing-mode="lr-tb"/>
      <style:text-properties fo:color="#2a6099" loext:opacity="100%" style:font-name="Arial" fo:font-size="10pt" fo:language="gl" fo:country="ES" fo:font-weight="bold" officeooo:rsid="001c0d8c" officeooo:paragraph-rsid="001c0d8c" style:letter-kerning="false" fo:background-color="#ffffff" style:font-name-asian="Times New Roman1" style:font-size-asian="8.75pt" style:language-asian="es" style:country-asian="ES" style:font-weight-asian="bold" style:font-name-complex="Courier New1" style:font-size-complex="10pt" style:language-complex="ar" style:country-complex="SA" style:font-weight-complex="bold" fo:hyphenate="false" fo:hyphenation-remain-char-count="2" fo:hyphenation-push-char-count="2" loext:hyphenation-no-caps="false"/>
    </style:style>
    <style:style style:name="P20" style:family="paragraph" style:parent-style-name="Standard">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2a6099" loext:opacity="100%" style:font-name="Arial" fo:font-size="10pt" fo:language="gl" fo:country="ES" officeooo:paragraph-rsid="00270451" style:font-size-asian="8.75pt" style:font-size-complex="10pt" fo:hyphenate="false" fo:hyphenation-remain-char-count="2" fo:hyphenation-push-char-count="2" loext:hyphenation-no-caps="false"/>
    </style:style>
    <style:style style:name="P21" style:family="paragraph" style:parent-style-name="Text_20_body">
      <style:text-properties style:font-name="Arial" fo:font-size="10pt" fo:language="gl" fo:country="ES" officeooo:rsid="0021dd1a" officeooo:paragraph-rsid="0021dd1a" style:font-size-asian="8.75pt" style:font-size-complex="10pt"/>
    </style:style>
    <style:style style:name="P22" style:family="paragraph" style:parent-style-name="Text_20_body">
      <style:paragraph-properties fo:break-before="page"/>
      <style:text-properties style:font-name="Arial" fo:font-size="10pt" fo:language="gl" fo:country="ES" officeooo:rsid="0021dd1a" officeooo:paragraph-rsid="0021dd1a" style:font-size-asian="8.75pt" style:font-size-complex="10pt"/>
    </style:style>
    <style:style style:name="P23" style:family="paragraph" style:parent-style-name="Text_20_body">
      <style:text-properties style:font-name="Arial" fo:font-size="10pt" fo:language="gl" fo:country="ES" fo:font-weight="normal" officeooo:rsid="0027565b" officeooo:paragraph-rsid="0027565b" style:font-size-asian="8.75pt" style:font-weight-asian="normal" style:font-size-complex="10pt" style:font-weight-complex="normal"/>
    </style:style>
    <style:style style:name="P24" style:family="paragraph" style:parent-style-name="Standard">
      <style:text-properties officeooo:paragraph-rsid="0000697e"/>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269023"/>
    </style:style>
    <style:style style:name="P27" style:family="paragraph" style:parent-style-name="Table_20_Contents">
      <style:paragraph-properties fo:text-align="start" style:justify-single-word="false"/>
      <style:text-properties fo:font-size="9pt" style:font-size-asian="9pt" style:font-size-complex="9pt"/>
    </style:style>
    <style:style style:name="P28" style:family="paragraph" style:parent-style-name="Text_20_body">
      <style:text-properties officeooo:paragraph-rsid="00204701"/>
    </style:style>
    <style:style style:name="P29" style:family="paragraph" style:parent-style-name="Text_20_body">
      <style:text-properties officeooo:paragraph-rsid="00269023"/>
    </style:style>
    <style:style style:name="P30" style:family="paragraph" style:parent-style-name="Standard" style:list-style-name="L1">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fo:color="#000000" loext:opacity="100%" style:font-name="Arial" fo:font-size="10pt" fo:language="gl" fo:country="ES" fo:font-weight="normal" officeooo:rsid="0018a51c" officeooo:paragraph-rsid="001aebcb" style:letter-kerning="false" fo:background-color="#ffffff" style:font-name-asian="Times New Roman1" style:font-size-asian="8.75pt" style:language-asian="es" style:country-asian="ES" style:font-weight-asian="normal" style:font-name-complex="Courier New1" style:font-size-complex="10pt" style:language-complex="ar" style:country-complex="SA" style:font-weight-complex="normal" fo:hyphenate="false" fo:hyphenation-remain-char-count="2" fo:hyphenation-push-char-count="2" loext:hyphenation-no-caps="false"/>
    </style:style>
    <style:style style:name="P31" style:family="paragraph" style:parent-style-name="Standard" style:list-style-name="L1">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fo:color="#000000" loext:opacity="100%" style:font-name="Arial" fo:font-size="10pt" fo:language="gl" fo:country="ES" fo:font-weight="normal" officeooo:rsid="0018a51c" officeooo:paragraph-rsid="0018a51c" style:letter-kerning="false" fo:background-color="#ffffff" style:font-name-asian="Times New Roman1" style:font-size-asian="8.75pt" style:language-asian="es" style:country-asian="ES" style:font-weight-asian="normal" style:font-name-complex="Courier New1" style:font-size-complex="10pt" style:language-complex="ar" style:country-complex="SA" style:font-weight-complex="normal" fo:hyphenate="false" fo:hyphenation-remain-char-count="2" fo:hyphenation-push-char-count="2" loext:hyphenation-no-caps="false"/>
    </style:style>
    <style:style style:name="P32" style:family="paragraph" style:parent-style-name="Standard">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fo:color="#000000" loext:opacity="100%" style:font-name="Arial" fo:font-size="10pt" fo:language="gl" fo:country="ES" fo:font-weight="normal" officeooo:rsid="0018a51c" officeooo:paragraph-rsid="0019f2c1" style:letter-kerning="false" fo:background-color="#ffffff" style:font-name-asian="Times New Roman1" style:font-size-asian="8.75pt" style:language-asian="es" style:country-asian="ES" style:font-weight-asian="normal" style:font-name-complex="Courier New1" style:font-size-complex="10pt" style:language-complex="ar" style:country-complex="SA" style:font-weight-complex="normal" fo:hyphenate="false" fo:hyphenation-remain-char-count="2" fo:hyphenation-push-char-count="2" loext:hyphenation-no-caps="false"/>
    </style:style>
    <style:style style:name="P33" style:family="paragraph" style:parent-style-name="Standard" style:list-style-name="L1">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fo:color="#000000" loext:opacity="100%" style:font-name="Arial" fo:font-size="10pt" fo:language="gl" fo:country="ES" fo:font-weight="normal" officeooo:rsid="001aebcb" officeooo:paragraph-rsid="001aebcb" style:letter-kerning="false" fo:background-color="#ffffff" style:font-name-asian="Times New Roman1" style:font-size-asian="8.75pt" style:language-asian="es" style:country-asian="ES" style:font-weight-asian="normal" style:font-name-complex="Courier New1" style:font-size-complex="10pt" style:language-complex="ar" style:country-complex="SA" style:font-weight-complex="normal" fo:hyphenate="false" fo:hyphenation-remain-char-count="2" fo:hyphenation-push-char-count="2" loext:hyphenation-no-caps="false"/>
    </style:style>
    <style:style style:name="P34" style:family="paragraph" style:parent-style-name="Standard">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000000" loext:opacity="100%" style:font-name="Arial" fo:font-size="10pt" fo:language="gl" fo:country="ES" fo:font-weight="bold" officeooo:rsid="000ef3c7" officeooo:paragraph-rsid="00270451" style:letter-kerning="false" fo:background-color="#ffffff" style:font-name-asian="Times New Roman1" style:font-size-asian="8.75pt" style:language-asian="es" style:country-asian="ES" style:font-weight-asian="bold" style:font-name-complex="Courier New1" style:font-size-complex="10pt" style:language-complex="ar" style:country-complex="SA" style:font-weight-complex="bold" fo:hyphenate="false" fo:hyphenation-remain-char-count="2" fo:hyphenation-push-char-count="2" loext:hyphenation-no-caps="false"/>
    </style:style>
    <style:style style:name="P35" style:family="paragraph" style:parent-style-name="Standard" style:list-style-name="L1">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officeooo:paragraph-rsid="0019f2c1" fo:hyphenate="false" fo:hyphenation-remain-char-count="2" fo:hyphenation-push-char-count="2" loext:hyphenation-no-caps="false"/>
    </style:style>
    <style:style style:name="P36" style:family="paragraph" style:parent-style-name="Text_20_body" style:list-style-name="L2">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officeooo:paragraph-rsid="001c0d8c" fo:hyphenate="false" fo:hyphenation-remain-char-count="2" fo:hyphenation-push-char-count="2" loext:hyphenation-no-caps="false"/>
    </style:style>
    <style:style style:name="P37" style:family="paragraph" style:parent-style-name="Text_20_body" style:list-style-name="L8">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officeooo:paragraph-rsid="00269023" fo:hyphenate="false" fo:hyphenation-remain-char-count="2" fo:hyphenation-push-char-count="2" loext:hyphenation-no-caps="false"/>
    </style:style>
    <style:style style:name="P38" style:family="paragraph" style:parent-style-name="Text_20_body" style:list-style-name="L3"/>
    <style:style style:name="P39" style:family="paragraph" style:parent-style-name="Text_20_body">
      <style:text-properties style:font-name="Arial" fo:font-size="10pt" fo:language="gl" fo:country="ES" officeooo:rsid="001d0ba3" officeooo:paragraph-rsid="001d0ba3" style:font-size-asian="10pt" style:font-size-complex="10pt"/>
    </style:style>
    <style:style style:name="P40" style:family="paragraph" style:parent-style-name="Text_20_body">
      <style:text-properties style:font-name="Arial" fo:font-size="10pt" fo:language="gl" fo:country="ES" officeooo:rsid="0021dd1a" officeooo:paragraph-rsid="0021dd1a" style:font-size-asian="10pt" style:font-size-complex="10pt"/>
    </style:style>
    <style:style style:name="P41" style:family="paragraph" style:parent-style-name="Text_20_body" style:list-style-name="L5">
      <style:text-properties style:font-name="Arial" fo:font-size="10pt" fo:language="gl" fo:country="ES" officeooo:rsid="00228fe4" officeooo:paragraph-rsid="00228fe4" style:font-size-asian="10pt" style:font-size-complex="10pt"/>
    </style:style>
    <style:style style:name="P42" style:family="paragraph" style:parent-style-name="Text_20_body">
      <style:text-properties style:font-name="Arial" fo:font-size="10pt" fo:language="gl" fo:country="ES" officeooo:rsid="00228fe4" officeooo:paragraph-rsid="00228fe4" style:font-size-asian="10pt" style:font-size-complex="10pt"/>
    </style:style>
    <style:style style:name="P43" style:family="paragraph" style:parent-style-name="Text_20_body" style:list-style-name="L6">
      <style:text-properties style:font-name="Arial" fo:font-size="10pt" fo:language="gl" fo:country="ES" officeooo:rsid="00228fe4" officeooo:paragraph-rsid="00228fe4" style:font-size-asian="10pt" style:font-size-complex="10pt"/>
    </style:style>
    <style:style style:name="P44" style:family="paragraph" style:parent-style-name="Text_20_body">
      <style:text-properties style:font-name="Arial" fo:font-size="10pt" fo:language="gl" fo:country="ES" officeooo:rsid="00228fe4" officeooo:paragraph-rsid="00269023" style:font-size-asian="10pt" style:font-size-complex="10pt"/>
    </style:style>
    <style:style style:name="P45" style:family="paragraph" style:parent-style-name="Text_20_body" style:list-style-name="L8">
      <style:text-properties style:font-name="Arial" fo:font-size="10pt" fo:language="gl" fo:country="ES" officeooo:rsid="00228fe4" officeooo:paragraph-rsid="00269023" style:font-size-asian="10pt" style:font-size-complex="10pt"/>
    </style:style>
    <style:style style:name="P46" style:family="paragraph" style:parent-style-name="Text_20_body">
      <style:text-properties style:font-name="Arial" fo:font-size="10pt" fo:language="gl" fo:country="ES" officeooo:rsid="00228fe4" officeooo:paragraph-rsid="0028cac5" style:font-size-asian="10pt" style:font-size-complex="10pt"/>
    </style:style>
    <style:style style:name="P47" style:family="paragraph" style:parent-style-name="Text_20_body" style:list-style-name="L6">
      <style:text-properties style:font-name="Arial" fo:font-size="10pt" fo:language="gl" fo:country="ES" officeooo:rsid="00243b11" officeooo:paragraph-rsid="00243b11" style:font-size-asian="10pt" style:font-size-complex="10pt"/>
    </style:style>
    <style:style style:name="P48" style:family="paragraph" style:parent-style-name="Text_20_body">
      <style:text-properties style:font-name="Arial" fo:font-size="10pt" fo:language="gl" fo:country="ES" fo:font-weight="bold" officeooo:rsid="0021dd1a" officeooo:paragraph-rsid="0021dd1a" style:font-size-asian="8.75pt" style:font-weight-asian="bold" style:font-size-complex="10pt" style:font-weight-complex="bold"/>
    </style:style>
    <style:style style:name="P49" style:family="paragraph" style:parent-style-name="Text_20_body" style:list-style-name="L10">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style:font-name="Arial" fo:font-size="10pt" fo:language="gl" fo:country="ES" style:text-underline-style="none" officeooo:rsid="00228fe4" officeooo:paragraph-rsid="0028cac5" style:font-size-asian="10pt" style:font-size-complex="10pt" fo:hyphenate="false" fo:hyphenation-remain-char-count="2" fo:hyphenation-push-char-count="2" loext:hyphenation-no-caps="false"/>
    </style:style>
    <style:style style:name="P50" style:family="paragraph" style:parent-style-name="Text_20_body" style:list-style-name="L10">
      <loext:graphic-properties draw:fill="none"/>
      <style:paragraph-properties fo:margin-top="0.212cm" fo:margin-bottom="0.106cm" style:contextual-spacing="false" fo:text-align="justify" style:justify-single-word="false" fo:orphans="2" fo:widows="2" fo:hyphenation-ladder-count="no-limit" fo:background-color="transparent" style:writing-mode="lr-tb"/>
      <style:text-properties style:font-name="Arial" fo:font-size="10pt" fo:language="gl" fo:country="ES" style:text-underline-style="none" officeooo:rsid="0028cac5" officeooo:paragraph-rsid="0028cac5" style:font-size-asian="10pt" style:font-size-complex="10pt" fo:hyphenate="false" fo:hyphenation-remain-char-count="2" fo:hyphenation-push-char-count="2" loext:hyphenation-no-caps="false"/>
    </style:style>
    <style:style style:name="P51" style:family="paragraph" style:parent-style-name="Text_20_body" style:list-style-name="L5">
      <style:text-properties style:font-name="Arial" fo:language="gl" fo:country="ES" officeooo:rsid="00228fe4" officeooo:paragraph-rsid="00228fe4"/>
    </style:style>
    <style:style style:name="P52" style:family="paragraph" style:parent-style-name="Text_20_body" style:list-style-name="L6">
      <style:text-properties style:font-name="Arial" fo:language="gl" fo:country="ES" officeooo:rsid="00228fe4" officeooo:paragraph-rsid="00228fe4"/>
    </style:style>
    <style:style style:name="P53" style:family="paragraph" style:parent-style-name="Text_20_body" style:list-style-name="L7">
      <style:text-properties style:font-name="Arial" fo:language="gl" fo:country="ES" officeooo:rsid="00228fe4" officeooo:paragraph-rsid="00269023"/>
    </style:style>
    <style:style style:name="P54" style:family="paragraph" style:parent-style-name="Text_20_body" style:list-style-name="L9">
      <style:text-properties style:font-name="Arial" fo:language="gl" fo:country="ES" officeooo:rsid="00228fe4" officeooo:paragraph-rsid="0028cac5"/>
    </style:style>
    <style:style style:name="P55" style:family="paragraph" style:parent-style-name="Text_20_body" style:list-style-name="L4">
      <style:text-properties officeooo:rsid="00228fe4" officeooo:paragraph-rsid="00228fe4"/>
    </style:style>
    <style:style style:name="P56" style:family="paragraph" style:parent-style-name="Text_20_body" style:list-style-name="L4">
      <style:text-properties officeooo:rsid="00228fe4" officeooo:paragraph-rsid="00269023"/>
    </style:style>
    <style:style style:name="P57" style:family="paragraph" style:parent-style-name="Text_20_body" style:list-style-name="L4">
      <style:text-properties officeooo:rsid="00228fe4" officeooo:paragraph-rsid="0028cac5"/>
    </style:style>
    <style:style style:name="P58" style:family="paragraph" style:parent-style-name="Text_20_body" style:list-style-name="L6">
      <style:text-properties officeooo:paragraph-rsid="00243b11"/>
    </style:style>
    <style:style style:name="P59" style:family="paragraph" style:parent-style-name="Text_20_body" style:list-style-name="L6">
      <style:paragraph-properties fo:margin-top="0cm" fo:margin-bottom="0cm" style:contextual-spacing="false"/>
      <style:text-properties officeooo:paragraph-rsid="0024b04b"/>
    </style:style>
    <style:style style:name="P60" style:family="paragraph" style:parent-style-name="Text_20_body" style:list-style-name="L8">
      <style:text-properties officeooo:paragraph-rsid="00269023"/>
    </style:style>
    <style:style style:name="P61" style:family="paragraph" style:parent-style-name="Text_20_body">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000000" loext:opacity="100%" style:font-name="Arial" fo:font-size="10pt" fo:language="gl" fo:country="ES" style:text-underline-style="none" fo:font-weight="normal" officeooo:rsid="0027565b" officeooo:paragraph-rsid="0027565b" style:letter-kerning="false" fo:background-color="#ffffff" style:font-name-asian="Times New Roman1" style:font-size-asian="8.75pt" style:language-asian="es" style:country-asian="ES" style:font-weight-asian="normal" style:font-name-complex="Courier New1" style:font-size-complex="10pt" style:language-complex="ar" style:country-complex="SA" style:font-weight-complex="normal" fo:hyphenate="false" fo:hyphenation-remain-char-count="2" fo:hyphenation-push-char-count="2" loext:hyphenation-no-caps="false"/>
    </style:style>
    <style:style style:name="P62" style:family="paragraph" style:parent-style-name="Text_20_body">
      <loext:graphic-properties draw:fill="none"/>
      <style:paragraph-properties fo:margin-left="0cm" fo:margin-right="0cm" fo:margin-top="0.212cm" fo:margin-bottom="0.106cm" style:contextual-spacing="false" fo:text-align="justify" style:justify-single-word="false" fo:orphans="2" fo:widows="2" fo:hyphenation-ladder-count="no-limit" fo:text-indent="0cm" style:auto-text-indent="false" fo:background-color="transparent" style:writing-mode="lr-tb"/>
      <style:text-properties fo:color="#000000" loext:opacity="100%" style:font-name="Arial" fo:font-size="10pt" fo:language="gl" fo:country="ES" fo:font-weight="bold" officeooo:rsid="0026e473" officeooo:paragraph-rsid="0027565b" style:letter-kerning="false" fo:background-color="#ffffff" style:font-name-asian="Times New Roman1" style:font-size-asian="8.75pt" style:language-asian="es" style:country-asian="ES" style:font-weight-asian="bold" style:font-name-complex="Courier New1" style:font-size-complex="10pt" style:language-complex="ar" style:country-complex="SA" style:font-weight-complex="bold" fo:hyphenate="false" fo:hyphenation-remain-char-count="2" fo:hyphenation-push-char-count="2" loext:hyphenation-no-caps="false"/>
    </style:style>
    <style:style style:name="T1" style:family="text">
      <style:text-properties fo:color="#2a6099" loext:opacity="100%" style:font-name="Arial" fo:font-size="12pt" fo:language="gl" fo:country="ES" fo:font-weight="bold" officeooo:rsid="0000697e" style:font-size-asian="12pt" style:font-weight-asian="bold" style:font-size-complex="12pt" style:font-weight-complex="bold"/>
    </style:style>
    <style:style style:name="T2" style:family="text">
      <style:text-properties fo:color="#2a6099" loext:opacity="100%" style:font-name="Arial" fo:font-size="12pt" fo:language="gl" fo:country="ES" fo:font-weight="bold" officeooo:rsid="000ef3c7" style:font-size-asian="12pt" style:font-weight-asian="bold" style:font-size-complex="12pt" style:font-weight-complex="bold"/>
    </style:style>
    <style:style style:name="T3" style:family="text">
      <style:text-properties fo:color="#2a6099" loext:opacity="100%" style:font-name="Arial" fo:font-size="12pt" fo:language="gl" fo:country="ES" fo:font-weight="bold" officeooo:rsid="0016d335" style:font-size-asian="12pt" style:font-weight-asian="bold" style:font-size-complex="12pt" style:font-weight-complex="bold"/>
    </style:style>
    <style:style style:name="T4" style:family="text">
      <style:text-properties fo:color="#000000" loext:opacity="100%" style:font-name="Arial" fo:font-size="10pt" fo:language="gl" fo:country="ES" fo:font-weight="normal" officeooo:rsid="0018a51c" style:letter-kerning="false" fo:background-color="#ffffff" loext:char-shading-value="0" style:font-name-asian="Times New Roman1" style:font-size-asian="8.75pt" style:language-asian="es" style:country-asian="ES" style:font-weight-asian="normal" style:font-name-complex="Courier New1" style:font-size-complex="10pt" style:language-complex="ar" style:country-complex="SA" style:font-weight-complex="normal"/>
    </style:style>
    <style:style style:name="T5" style:family="text">
      <style:text-properties fo:color="#000000" loext:opacity="100%" style:font-name="Arial" fo:font-size="10pt" fo:language="gl" fo:country="ES" fo:font-weight="normal" officeooo:rsid="0018ec3b" style:letter-kerning="false" fo:background-color="#ffffff" loext:char-shading-value="0" style:font-name-asian="Times New Roman1" style:font-size-asian="8.75pt" style:language-asian="es" style:country-asian="ES" style:font-weight-asian="normal" style:font-name-complex="Courier New1" style:font-size-complex="10pt" style:language-complex="ar" style:country-complex="SA" style:font-weight-complex="normal"/>
    </style:style>
    <style:style style:name="T6" style:family="text">
      <style:text-properties fo:color="#000000" loext:opacity="100%" style:font-name="Arial" fo:font-size="10pt" fo:language="gl" fo:country="ES" fo:font-weight="normal" officeooo:rsid="0019f2c1" style:letter-kerning="false" fo:background-color="#ffffff" loext:char-shading-value="0" style:font-name-asian="Times New Roman1" style:font-size-asian="8.75pt" style:language-asian="es" style:country-asian="ES" style:font-weight-asian="normal" style:font-name-complex="Courier New1" style:font-size-complex="10pt" style:language-complex="ar" style:country-complex="SA" style:font-weight-complex="normal"/>
    </style:style>
    <style:style style:name="T7" style:family="text">
      <style:text-properties fo:color="#000000" loext:opacity="100%" style:font-name="Arial" fo:font-size="10pt" fo:language="gl" fo:country="ES" fo:font-weight="normal" officeooo:rsid="001c0d8c" style:letter-kerning="false" fo:background-color="#ffffff" loext:char-shading-value="0" style:font-name-asian="Times New Roman1" style:font-size-asian="8.75pt" style:language-asian="es" style:country-asian="ES" style:font-weight-asian="normal" style:font-name-complex="Courier New1" style:font-size-complex="10pt" style:language-complex="ar" style:country-complex="SA" style:font-weight-complex="normal"/>
    </style:style>
    <style:style style:name="T8" style:family="text">
      <style:text-properties fo:color="#000000" loext:opacity="100%" style:font-name="Arial" fo:font-size="10pt" fo:language="gl" fo:country="ES" fo:font-weight="normal" officeooo:rsid="00244929" style:letter-kerning="false" fo:background-color="#ffffff" loext:char-shading-value="0" style:font-name-asian="Times New Roman1" style:font-size-asian="8.75pt" style:language-asian="es" style:country-asian="ES" style:font-weight-asian="normal" style:font-name-complex="Courier New1" style:font-size-complex="10pt" style:language-complex="ar" style:country-complex="SA" style:font-weight-complex="normal"/>
    </style:style>
    <style:style style:name="T9" style:family="text">
      <style:text-properties fo:color="#000000" loext:opacity="100%" style:font-name="Arial" fo:font-size="10pt" fo:language="gl" fo:country="ES" fo:font-weight="normal" officeooo:rsid="0021dd1a" style:letter-kerning="false" fo:background-color="#ffffff" loext:char-shading-value="0" style:font-name-asian="Times New Roman1" style:font-size-asian="8.75pt" style:language-asian="es" style:country-asian="ES" style:font-weight-asian="normal" style:font-name-complex="Courier New1" style:font-size-complex="10pt" style:language-complex="ar" style:country-complex="SA" style:font-weight-complex="normal"/>
    </style:style>
    <style:style style:name="T10" style:family="text">
      <style:text-properties fo:color="#000000" loext:opacity="100%" style:font-name="Arial" fo:font-size="10pt" fo:language="gl" fo:country="ES" fo:font-weight="bold" officeooo:rsid="0018ec3b" style:letter-kerning="false" fo:background-color="#ffffff" loext:char-shading-value="0" style:font-name-asian="Times New Roman1" style:font-size-asian="8.75pt" style:language-asian="es" style:country-asian="ES" style:font-weight-asian="bold" style:font-name-complex="Courier New1" style:font-size-complex="10pt" style:language-complex="ar" style:country-complex="SA" style:font-weight-complex="bold"/>
    </style:style>
    <style:style style:name="T11" style:family="text">
      <style:text-properties fo:color="#000000" loext:opacity="100%" style:font-name="Arial" fo:font-size="10pt" fo:language="gl" fo:country="ES" fo:font-weight="bold" officeooo:rsid="00244929" style:letter-kerning="false" fo:background-color="#ffffff" loext:char-shading-value="0" style:font-name-asian="Times New Roman1" style:font-size-asian="8.75pt" style:language-asian="es" style:country-asian="ES" style:font-weight-asian="bold" style:font-name-complex="Courier New1" style:font-size-complex="10pt" style:language-complex="ar" style:country-complex="SA" style:font-weight-complex="bold"/>
    </style:style>
    <style:style style:name="T12" style:family="text">
      <style:text-properties fo:color="#000000" loext:opacity="100%" style:font-name="Arial" fo:font-size="10pt" fo:language="gl" fo:country="ES" fo:font-style="normal" fo:font-weight="normal" officeooo:rsid="001c0d8c" style:letter-kerning="false" fo:background-color="#ffffff" loext:char-shading-value="0" style:font-name-asian="Times New Roman1" style:font-size-asian="10pt" style:language-asian="es" style:country-asian="ES" style:font-style-asian="normal" style:font-weight-asian="normal" style:font-name-complex="Courier New1" style:font-size-complex="10pt" style:language-complex="ar" style:country-complex="SA" style:font-style-complex="normal" style:font-weight-complex="normal"/>
    </style:style>
    <style:style style:name="T13" style:family="text">
      <style:text-properties fo:color="#000000" loext:opacity="100%" style:font-name="Arial" fo:font-size="10pt" fo:language="gl" fo:country="ES" fo:font-style="normal" fo:font-weight="normal" style:font-size-asian="10pt" style:font-style-asian="normal" style:font-weight-asian="normal" style:font-size-complex="10pt" style:font-style-complex="normal" style:font-weight-complex="normal"/>
    </style:style>
    <style:style style:name="T14" style:family="text">
      <style:text-properties fo:color="#000000" loext:opacity="100%" style:font-name="Arial" fo:font-size="10pt" fo:language="gl" fo:country="ES" fo:font-style="normal" fo:font-weight="normal" officeooo:rsid="001c0d8c" style:font-size-asian="10pt" style:font-style-asian="normal" style:font-weight-asian="normal" style:font-size-complex="10pt" style:font-style-complex="normal" style:font-weight-complex="normal"/>
    </style:style>
    <style:style style:name="T15" style:family="text">
      <style:text-properties fo:color="#000000" loext:opacity="100%" style:font-name="Arial" fo:font-size="10pt" fo:language="gl" fo:country="ES" fo:font-style="normal" fo:font-weight="normal" officeooo:rsid="001d0ba3" style:font-size-asian="10pt" style:font-style-asian="normal" style:font-weight-asian="normal" style:font-size-complex="10pt" style:font-style-complex="normal" style:font-weight-complex="normal"/>
    </style:style>
    <style:style style:name="T16" style:family="text">
      <style:text-properties fo:color="#000000" loext:opacity="100%" style:font-name="Arial" fo:font-size="10pt" fo:language="gl" fo:country="ES" fo:font-style="normal" fo:font-weight="bold" officeooo:rsid="001c0d8c" style:letter-kerning="false" fo:background-color="#ffffff" loext:char-shading-value="0" style:font-name-asian="Times New Roman1" style:font-size-asian="10pt" style:language-asian="es" style:country-asian="ES" style:font-style-asian="normal" style:font-weight-asian="bold" style:font-name-complex="Courier New1" style:font-size-complex="10pt" style:language-complex="ar" style:country-complex="SA" style:font-style-complex="normal" style:font-weight-complex="bold"/>
    </style:style>
    <style:style style:name="T17" style:family="text">
      <style:text-properties fo:color="#000000" loext:opacity="100%" style:font-name="Arial" fo:font-size="10pt" fo:language="gl" fo:country="ES" fo:font-style="normal" fo:font-weight="bold" style:font-size-asian="10pt" style:font-style-asian="normal" style:font-weight-asian="bold" style:font-size-complex="10pt" style:font-style-complex="normal" style:font-weight-complex="bold"/>
    </style:style>
    <style:style style:name="T18" style:family="text">
      <style:text-properties fo:color="#000000" loext:opacity="100%" style:font-name="Arial" fo:font-size="10pt" fo:language="gl" fo:country="ES" style:text-underline-style="solid" style:text-underline-width="auto" style:text-underline-color="font-color" fo:font-weight="normal" officeooo:rsid="00243b11" style:letter-kerning="false" fo:background-color="#ffffff" loext:char-shading-value="0" style:font-name-asian="Times New Roman1" style:font-size-asian="10pt" style:language-asian="es" style:country-asian="ES" style:font-weight-asian="normal" style:font-name-complex="Courier New1" style:font-size-complex="10pt" style:language-complex="ar" style:country-complex="SA" style:font-weight-complex="normal"/>
    </style:style>
    <style:style style:name="T19" style:family="text">
      <style:text-properties fo:color="#000000" loext:opacity="100%" style:font-name="Arial" fo:font-size="10pt" fo:language="gl" fo:country="ES" style:text-underline-style="solid" style:text-underline-width="auto" style:text-underline-color="font-color" fo:font-weight="normal" officeooo:rsid="00228fe4" style:letter-kerning="false" fo:background-color="#ffffff" loext:char-shading-value="0" style:font-name-asian="Times New Roman1" style:font-size-asian="10pt" style:language-asian="es" style:country-asian="ES" style:font-weight-asian="normal" style:font-name-complex="Courier New1" style:font-size-complex="10pt" style:language-complex="ar" style:country-complex="SA" style:font-weight-complex="normal"/>
    </style:style>
    <style:style style:name="T20" style:family="text">
      <style:text-properties fo:color="#000000" loext:opacity="100%" style:text-outline="false" style:text-line-through-style="none" style:text-line-through-type="none" style:font-name="Courier New"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Courier New" fo:font-style="normal" fo:text-shadow="none" style:text-underline-style="none" fo:font-weight="normal" officeooo:rsid="00269023" style:font-style-asian="normal" style:font-weight-asian="normal"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Courier New" fo:font-size="9pt" fo:font-style="normal" fo:text-shadow="none" style:text-underline-style="none" fo:font-weight="normal" officeooo:rsid="00269023" style:font-size-asian="9pt" style:font-style-asian="normal" style:font-weight-asian="normal" style:font-size-complex="9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Courier New" fo:font-size="9pt" fo:font-style="normal" fo:text-shadow="none" style:text-underline-style="none" fo:font-weight="normal" officeooo:rsid="0026ca60" style:font-size-asian="9pt" style:font-style-asian="normal" style:font-weight-asian="normal" style:font-size-complex="9pt" style:font-style-complex="normal" style:font-weight-complex="normal" style:text-overline-style="none" style:text-overline-color="font-color"/>
    </style:style>
    <style:style style:name="T25" style:family="text">
      <style:text-properties fo:font-weight="bold" style:font-weight-asian="bold" style:font-weight-complex="bold"/>
    </style:style>
    <style:style style:name="T26" style:family="text">
      <style:text-properties fo:font-weight="bold" officeooo:rsid="00294d00" style:font-weight-asian="bold" style:font-weight-complex="bold"/>
    </style:style>
    <style:style style:name="T27" style:family="text">
      <style:text-properties fo:font-weight="bold" officeooo:rsid="000ef3c7" style:letter-kerning="false" fo:background-color="#ffffff" loext:char-shading-value="0" style:font-name-asian="Times New Roman1" style:language-asian="es" style:country-asian="ES" style:font-weight-asian="bold" style:font-name-complex="Courier New1" style:language-complex="ar" style:country-complex="SA" style:font-weight-complex="bold"/>
    </style:style>
    <style:style style:name="T28" style:family="text">
      <style:text-properties fo:font-weight="bold" officeooo:rsid="0026e473" style:letter-kerning="false" fo:background-color="#ffffff" loext:char-shading-value="0" style:font-name-asian="Times New Roman1" style:language-asian="es" style:country-asian="ES" style:font-weight-asian="bold" style:font-name-complex="Courier New1" style:language-complex="ar" style:country-complex="SA" style:font-weight-complex="bold"/>
    </style:style>
    <style:style style:name="T29" style:family="text">
      <style:text-properties officeooo:rsid="0019f2c1"/>
    </style:style>
    <style:style style:name="T30" style:family="text">
      <style:text-properties style:font-name="Courier New" fo:font-size="9pt" style:font-size-asian="9pt" style:font-size-complex="9pt"/>
    </style:style>
    <style:style style:name="T31" style:family="text">
      <style:text-properties style:font-name="Courier New" fo:font-size="10pt" fo:language="gl" fo:country="ES" officeooo:rsid="001e1f34" style:font-size-asian="10pt" style:font-size-complex="10pt"/>
    </style:style>
    <style:style style:name="T32" style:family="text">
      <style:text-properties style:font-name="Courier New" fo:font-size="10pt" fo:language="gl" fo:country="ES" officeooo:rsid="00243b11" fo:background-color="#cccccc" loext:char-shading-value="0" style:font-size-asian="10pt" style:font-size-complex="10pt"/>
    </style:style>
    <style:style style:name="T33" style:family="text">
      <style:text-properties style:font-name="Courier New" fo:background-color="#cccccc" loext:char-shading-value="0"/>
    </style:style>
    <style:style style:name="T34" style:family="text">
      <style:text-properties style:font-name="Courier New" officeooo:rsid="001e1f34" fo:background-color="#cccccc" loext:char-shading-value="0"/>
    </style:style>
    <style:style style:name="T35" style:family="text">
      <style:text-properties fo:font-size="9pt" style:font-size-asian="9pt" style:font-size-complex="9pt"/>
    </style:style>
    <style:style style:name="T36" style:family="text">
      <style:text-properties style:font-name="Arial" fo:font-size="10pt" fo:language="gl" fo:country="ES" officeooo:rsid="001e1f34" style:font-size-asian="10pt" style:font-size-complex="10pt"/>
    </style:style>
    <style:style style:name="T37" style:family="text">
      <style:text-properties style:font-name="Arial" fo:font-size="10pt" fo:language="gl" fo:country="ES" officeooo:rsid="001d0ba3" style:font-size-asian="10pt" style:font-size-complex="10pt"/>
    </style:style>
    <style:style style:name="T38" style:family="text">
      <style:text-properties style:font-name="Arial" fo:font-size="10pt" fo:language="gl" fo:country="ES" officeooo:rsid="00228fe4" style:font-size-asian="10pt" style:font-size-complex="10pt"/>
    </style:style>
    <style:style style:name="T39" style:family="text">
      <style:text-properties style:font-name="Arial" fo:font-size="10pt" fo:language="gl" fo:country="ES" officeooo:rsid="00243b11" style:font-size-asian="10pt" style:font-size-complex="10pt"/>
    </style:style>
    <style:style style:name="T40" style:family="text">
      <style:text-properties style:font-name="Arial" fo:font-size="10pt" fo:language="gl" fo:country="ES" officeooo:rsid="00269023" style:font-size-asian="10pt" style:font-size-complex="10pt"/>
    </style:style>
    <style:style style:name="T41" style:family="text">
      <style:text-properties style:font-name="Arial" fo:font-size="10pt" fo:language="gl" fo:country="ES" style:font-size-asian="8.75pt" style:font-size-complex="10pt"/>
    </style:style>
    <style:style style:name="T42" style:family="text">
      <style:text-properties style:font-name="Arial" fo:font-size="10pt" fo:language="gl" fo:country="ES" officeooo:rsid="0021dd1a" style:font-size-asian="8.75pt" style:font-size-complex="10pt"/>
    </style:style>
    <style:style style:name="T43" style:family="text">
      <style:text-properties style:font-name="Arial" fo:font-size="10pt" fo:language="gl" fo:country="ES" officeooo:rsid="00204701" style:font-size-asian="8.75pt" style:font-size-complex="10pt"/>
    </style:style>
    <style:style style:name="T44" style:family="text">
      <style:text-properties style:font-name="Arial" fo:font-size="10pt" fo:language="gl" fo:country="ES" style:text-underline-style="solid" style:text-underline-width="auto" style:text-underline-color="font-color" fo:font-weight="normal" officeooo:rsid="00243b11" style:font-size-asian="8.75pt" style:font-weight-asian="normal" style:font-size-complex="10pt" style:font-weight-complex="normal"/>
    </style:style>
    <style:style style:name="T45" style:family="text">
      <style:text-properties style:font-name="Arial" fo:font-size="10pt" fo:language="gl" fo:country="ES" style:text-underline-style="solid" style:text-underline-width="auto" style:text-underline-color="font-color" officeooo:rsid="00243b11" style:font-size-asian="10pt" style:font-size-complex="10pt"/>
    </style:style>
    <style:style style:name="T46" style:family="text">
      <style:text-properties style:font-name="Arial" fo:font-size="10pt" fo:language="gl" fo:country="ES" style:text-underline-style="solid" style:text-underline-width="auto" style:text-underline-color="font-color" officeooo:rsid="00228fe4" style:font-size-asian="10pt" style:font-size-complex="10pt"/>
    </style:style>
    <style:style style:name="T47" style:family="text">
      <style:text-properties style:font-name="Arial" fo:font-size="10pt" fo:language="gl" fo:country="ES" fo:font-weight="bold" officeooo:rsid="0021dd1a" style:font-size-asian="8.75pt" style:font-weight-asian="bold" style:font-size-complex="10pt" style:font-weight-complex="bold"/>
    </style:style>
    <style:style style:name="T48" style:family="text">
      <style:text-properties fo:font-size="10pt" style:font-size-asian="10pt" style:font-size-complex="10pt"/>
    </style:style>
    <style:style style:name="T49" style:family="text">
      <style:text-properties fo:font-size="10pt" officeooo:rsid="001e1f34" style:font-size-asian="10pt" style:font-size-complex="10pt"/>
    </style:style>
    <style:style style:name="T50" style:family="text">
      <style:text-properties fo:font-size="10pt" style:font-size-asian="8.75pt" style:font-size-complex="10pt"/>
    </style:style>
    <style:style style:name="T51" style:family="text">
      <style:text-properties fo:font-size="10pt" officeooo:rsid="0021dd1a" style:font-size-asian="8.75pt" style:font-size-complex="10pt"/>
    </style:style>
    <style:style style:name="T52" style:family="text">
      <style:text-properties style:font-size-asian="10pt"/>
    </style:style>
    <style:style style:name="T53" style:family="text">
      <style:text-properties officeooo:rsid="001e1f34" style:font-size-asian="10pt"/>
    </style:style>
    <style:style style:name="T54" style:family="text">
      <style:text-properties officeooo:rsid="0027565b" style:font-size-asian="10pt"/>
    </style:style>
    <style:style style:name="T55" style:family="text">
      <style:text-properties officeooo:rsid="00269023"/>
    </style:style>
    <style:style style:name="T56" style:family="text">
      <style:text-properties officeooo:rsid="0026ca60"/>
    </style:style>
    <style:style style:name="T57" style:family="text">
      <style:text-properties officeooo:rsid="002bb97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Tarefa </text:span><text:span text:style-name="T2">2</text:span><text:span text:style-name="T1">: A</text:span><text:span text:style-name="T3">cceso concurrente</text:span></text:p>
      <text:p text:style-name="P1"/>
      <text:p text:style-name="P3">Prodúcese un acceso concurrente cando dúas transa<text:span text:style-name="T29">c</text:span>cións intentan acceder aos mesmos datos simultaneamente. </text:p>
      <text:p text:style-name="P18">1. Problemas do acceso concurrente</text:p>
      <text:p text:style-name="P16"><text:span text:style-name="T4">O </text:span><text:span text:style-name="T7">acceso concurrente</text:span><text:span text:style-name="T4"> pode ocasionar os seguinte problemas: </text:span></text:p>
      <text:list xml:id="list3434545731" text:style-name="L1">
        <text:list-item>
          <text:p text:style-name="P30"><text:span text:style-name="T25">Dirty Read (Lectura porca)</text:span>: A 1ª transacción modifica un dato, a continuación a 2ª transacción le o mesmo dato antes de que a 1ª confirme o cambio (faga commit).</text:p>
          <text:p text:style-name="P33">Exemplo:</text:p>
        </text:list-item>
      </text:list>
      <table:table table:name="Tabela1" table:style-name="Tabela1">
        <table:table-column table:style-name="Tabela1.A"/>
        <table:table-column table:style-name="Tabela1.B"/>
        <table:table-row table:style-name="TableLine1986172500880">
          <table:table-cell table:style-name="Tabela1.A1" office:value-type="string">
            <text:p text:style-name="P6">Transacción 1</text:p>
          </table:table-cell>
          <table:table-cell table:style-name="Tabela1.B1" office:value-type="string">
            <text:p text:style-name="P6">Transacción 2</text:p>
          </table:table-cell>
        </table:table-row>
        <table:table-row table:style-name="TableLine1986172512032">
          <table:table-cell table:style-name="Tabela1.A2" office:value-type="string">
            <text:p text:style-name="P7"><text:span text:style-name="Source_20_Text"><text:span text:style-name="T30">UPDATE cuentas SET saldo = saldo - 100 WHERE id = 1;</text:span></text:span><text:span text:style-name="T35"> </text:span></text:p>
          </table:table-cell>
          <table:table-cell table:style-name="Tabela1.B2" office:value-type="string">
            <text:p text:style-name="P8"/>
          </table:table-cell>
        </table:table-row>
        <table:table-row table:style-name="TableLine1986172511760">
          <table:table-cell table:style-name="Tabela1.A2" office:value-type="string">
            <text:p text:style-name="P8"/>
          </table:table-cell>
          <table:table-cell table:style-name="Tabela1.B2" office:value-type="string">
            <text:p text:style-name="P7"><text:span text:style-name="Source_20_Text"><text:span text:style-name="T30">SELECT saldo FROM cuentas WHERE id = 1;</text:span></text:span><text:span text:style-name="T35"> </text:span></text:p>
          </table:table-cell>
        </table:table-row>
        <table:table-row table:style-name="TableLine1986172518016">
          <table:table-cell table:style-name="Tabela1.A2" office:value-type="string">
            <text:p text:style-name="P7"><text:span text:style-name="Source_20_Text"><text:span text:style-name="T30">ROLLBACK</text:span></text:span><text:span text:style-name="T35"> </text:span></text:p>
          </table:table-cell>
          <table:table-cell table:style-name="Tabela1.B2" office:value-type="string">
            <text:p text:style-name="P8"/>
          </table:table-cell>
        </table:table-row>
      </table:table>
      <text:list xml:id="list100840930564695" text:continue-numbering="true" text:style-name="L1">
        <text:list-header>
          <text:p text:style-name="P33"/>
        </text:list-header>
        <text:list-item>
          <text:p text:style-name="P31"><text:span text:style-name="T25">Non-Repeteble Read (Lectura non repetible)</text:span>: A 1ª transacción le o valor dun dato, a 2ª transacción modifica o valor dese dato e confirma o cambio, a 1ª transacción volve a ler o valor do dato, obten<text:span text:style-name="T29">d</text:span>o un valor diferente ao da primeira lectura.</text:p>
          <text:p text:style-name="P33">Exemplo:</text:p>
        </text:list-item>
      </text:list>
      <table:table table:name="Tabela2" table:style-name="Tabela2">
        <table:table-column table:style-name="Tabela2.A"/>
        <table:table-column table:style-name="Tabela2.B"/>
        <table:table-row table:style-name="TableLine1986172488912">
          <table:table-cell table:style-name="Tabela2.A1" office:value-type="string">
            <text:p text:style-name="P6">Transacción 1</text:p>
          </table:table-cell>
          <table:table-cell table:style-name="Tabela2.B1" office:value-type="string">
            <text:p text:style-name="P6">Transacción 2</text:p>
          </table:table-cell>
        </table:table-row>
        <table:table-row table:style-name="TableLine1986172518288">
          <table:table-cell table:style-name="Tabela2.A2" office:value-type="string">
            <text:p text:style-name="P7"><text:span text:style-name="Source_20_Text"><text:span text:style-name="T30">SELECT saldo FROM cuentas WHERE id = 1;</text:span></text:span><text:span text:style-name="T35"> </text:span></text:p>
          </table:table-cell>
          <table:table-cell table:style-name="Tabela2.B2" office:value-type="string">
            <text:p text:style-name="P8"/>
          </table:table-cell>
        </table:table-row>
        <table:table-row table:style-name="TableLine1986172503328">
          <table:table-cell table:style-name="Tabela2.A2" office:value-type="string">
            <text:p text:style-name="P8"/>
          </table:table-cell>
          <table:table-cell table:style-name="Tabela2.B2" office:value-type="string">
            <text:p text:style-name="P7"><text:span text:style-name="Source_20_Text"><text:span text:style-name="T30">UPDATE cuentas SET saldo = saldo - 100 WHERE id = 1;</text:span></text:span><text:span text:style-name="T35"> </text:span></text:p>
          </table:table-cell>
        </table:table-row>
        <table:table-row table:style-name="TableLine1986172513664">
          <table:table-cell table:style-name="Tabela2.A2" office:value-type="string">
            <text:p text:style-name="P7"><text:span text:style-name="Source_20_Text"><text:span text:style-name="T30">SELECT saldo FROM cuentas WHERE id = 1;</text:span></text:span><text:span text:style-name="T35"> </text:span></text:p>
          </table:table-cell>
          <table:table-cell table:style-name="Tabela2.B2" office:value-type="string">
            <text:p text:style-name="P8"/>
          </table:table-cell>
        </table:table-row>
      </table:table>
      <text:list xml:id="list100840719340797" text:continue-numbering="true" text:style-name="L1">
        <text:list-header>
          <text:p text:style-name="P33"/>
        </text:list-header>
        <text:list-item>
          <text:p text:style-name="P35"><text:span text:style-name="T10">Phantom Read (Lectura fantasma)</text:span><text:span text:style-name="T5">: </text:span><text:span text:style-name="T4">A 1ª transacción consulta os rexistros d</text:span><text:span text:style-name="T6">unha táboa</text:span><text:span text:style-name="T4">, a 2ª transacción modifica </text:span><text:span text:style-name="T6">os rexistros da táboa ou inserta novos rexistros, </text:span><text:span text:style-name="T4">a 1ª transacción volve c</text:span><text:span text:style-name="T6">onsultar os rexistros</text:span><text:span text:style-name="T4">, obten</text:span><text:span text:style-name="T6">d</text:span><text:span text:style-name="T4">o </text:span><text:span text:style-name="T6">rexistros que non existían na primeira consulta</text:span><text:span text:style-name="T4">.</text:span></text:p>
          <text:p text:style-name="P33">Exemplo:</text:p>
        </text:list-item>
      </text:list>
      <table:table table:name="Tabela3" table:style-name="Tabela3">
        <table:table-column table:style-name="Tabela3.A"/>
        <table:table-column table:style-name="Tabela3.B"/>
        <table:table-row table:style-name="TableLine1986172501152">
          <table:table-cell table:style-name="Tabela3.A1" office:value-type="string">
            <text:p text:style-name="P6">Transacción 1</text:p>
          </table:table-cell>
          <table:table-cell table:style-name="Tabela3.B1" office:value-type="string">
            <text:p text:style-name="P6">Transacción 2</text:p>
          </table:table-cell>
        </table:table-row>
        <table:table-row table:style-name="TableLine1986172504688">
          <table:table-cell table:style-name="Tabela3.A2" office:value-type="string">
            <text:p text:style-name="P7"><text:span text:style-name="Source_20_Text"><text:span text:style-name="T30">SELECT SUM(saldo) FROM cuentas;</text:span></text:span><text:span text:style-name="T35"> </text:span></text:p>
          </table:table-cell>
          <table:table-cell table:style-name="Tabela3.B2" office:value-type="string">
            <text:p text:style-name="P8"/>
          </table:table-cell>
        </table:table-row>
        <table:table-row table:style-name="TableLine1986172517472">
          <table:table-cell table:style-name="Tabela3.A2" office:value-type="string">
            <text:p text:style-name="P8"/>
          </table:table-cell>
          <table:table-cell table:style-name="Tabela3.B2" office:value-type="string">
            <text:p text:style-name="P7"><text:span text:style-name="Source_20_Text"><text:span text:style-name="T30">INSERT INTO cuentas VALUES (4, 3000);</text:span></text:span><text:span text:style-name="T35"> </text:span></text:p>
          </table:table-cell>
        </table:table-row>
        <table:table-row table:style-name="TableLine1986172504416">
          <table:table-cell table:style-name="Tabela3.A2" office:value-type="string">
            <text:p text:style-name="P7"><text:span text:style-name="Source_20_Text"><text:span text:style-name="T30">SELECT SUM(saldo) FROM cuentas;</text:span></text:span><text:span text:style-name="T35"> </text:span></text:p>
          </table:table-cell>
          <table:table-cell table:style-name="Tabela3.B2" office:value-type="string">
            <text:p text:style-name="P8"/>
          </table:table-cell>
        </table:table-row>
      </table:table>
      <text:list xml:id="list100840341191026" text:continue-numbering="true" text:style-name="L1">
        <text:list-header>
          <text:p text:style-name="P30"/>
        </text:list-header>
      </text:list>
      <text:p text:style-name="P32"/>
      <text:p text:style-name="P2"/>
      <text:p text:style-name="P19">2. Niveis de illamento</text:p>
      <text:p text:style-name="P5"><text:bookmark text:name="tw-target-text"/>Para evitar os problemas de acceso concorrente poden stablecer diferentes niveis de illamento que controlen o nivel de bloqueo durante o acceso aos datos. O estándar SQL ANSI/ISO (SQL92) define catro niveis de illamento.</text:p>
      <text:list xml:id="list870787223" text:style-name="L2">
        <text:list-item>
          <text:p text:style-name="P36"><text:span text:style-name="Strong_20_Emphasis"><text:span text:style-name="Emphasis"><text:span text:style-name="T16">Read Uncommitted</text:span></text:span></text:span><text:span text:style-name="Strong_20_Emphasis"><text:span text:style-name="Emphasis"><text:span text:style-name="T12">:</text:span></text:span></text:span><text:span text:style-name="T12"> Non se fai ningún bloqueo, polo que permite que ocorran os tres problemas</text:span></text:p>
        </text:list-item>
      </text:list>
      <text:list xml:id="list2579071646" text:style-name="L3">
        <text:list-item>
          <text:p text:style-name="P38"><text:span text:style-name="Strong_20_Emphasis"><text:span text:style-name="Emphasis"><text:span text:style-name="T17">Read Committed</text:span></text:span></text:span><text:span text:style-name="Strong_20_Emphasis"><text:span text:style-name="Emphasis"><text:span text:style-name="T13">: </text:span></text:span></text:span><text:span text:style-name="Emphasis"><text:span text:style-name="T14">O</text:span></text:span><text:span text:style-name="Strong_20_Emphasis"><text:span text:style-name="Emphasis"><text:span text:style-name="T13">s datos lidos por unha transacción poden ser modificados por outras transaccións, polo que poden producirse problemas de lectura non repetible e lectura fantasma.</text:span></text:span></text:span><text:span text:style-name="T13"> </text:span></text:p>
        </text:list-item>
        <text:list-item>
          <text:p text:style-name="P38"><text:span text:style-name="Strong_20_Emphasis"><text:span text:style-name="Emphasis"><text:span text:style-name="T17">Repeatable Read</text:span></text:span></text:span><text:span text:style-name="Strong_20_Emphasis"><text:span text:style-name="Emphasis"><text:span text:style-name="T13">:</text:span></text:span></text:span><text:span text:style-name="T13"> Non se pode modificar ningún rexistro lido cun SELECT noutra transacción, polo que só se pode producir o problema de lectura fantasma. </text:span><text:span text:style-name="T15">É o valor por defecto con InnoDB.</text:span></text:p>
        </text:list-item>
        <text:list-item>
          <text:p text:style-name="P38"><text:span text:style-name="Strong_20_Emphasis"><text:span text:style-name="Emphasis"><text:span text:style-name="T17">Serializable</text:span></text:span></text:span><text:span text:style-name="Strong_20_Emphasis"><text:span text:style-name="Emphasis"><text:span text:style-name="T13">:</text:span></text:span></text:span><text:span text:style-name="T13"> </text:span><text:span text:style-name="T14">A</text:span><text:span text:style-name="T13">s operacións realízanse unha tras outra, sen posibilidade de concorrencia.</text:span></text:p>
        </text:list-item>
      </text:list>
      <text:p text:style-name="P39"/>
      <text:p text:style-name="P15"><text:span text:style-name="T37">O </text:span><text:span text:style-name="T36">nivel de illamento que se está utilizando almacénase na variable global e na variable de sesión </text:span><text:span text:style-name="T31">transaction_isolation</text:span><text:span text:style-name="T36">, e pode consultarse da seguinte forma:</text:span></text:p>
      <text:p text:style-name="P12"><text:bookmark text:name="cb14-2"/><text:span text:style-name="Source_20_Text"><text:span text:style-name="T33">SELECT @@GLOBAL.transaction_isolation;<text:tab/>– </text:span></text:span><text:span text:style-name="Source_20_Text"><text:span text:style-name="T34">Variable global</text:span></text:span></text:p>
      <text:p text:style-name="P13"><text:bookmark text:name="cb15-2"/><text:span text:style-name="Source_20_Text"><text:span text:style-name="T33">SELECT @@SESSION.transaction_isolation;<text:tab/>– </text:span></text:span><text:span text:style-name="Source_20_Text"><text:span text:style-name="T34">Variable de sesion</text:span></text:span></text:p>
      <text:p text:style-name="P14"><text:bookmark text:name="cb16-1"/><text:span text:style-name="Source_20_Text"><text:span text:style-name="T33">SELECT @@transaction_isolation; <text:tab/><text:tab/>– </text:span></text:span><text:span text:style-name="Source_20_Text"><text:span text:style-name="T34">Variable de sesion</text:span></text:span></text:p>
      <text:p text:style-name="P34"/>
      <text:p text:style-name="P20"><text:span text:style-name="T27">3. </text:span><text:span text:style-name="T28">Políticas de bloqueo</text:span></text:p>
      <text:p text:style-name="P23">Cando unha transacción accede aos datos faino de forma exclusiva, é dicir, ningunha outra transacción vai poder usar os datos ata que a primeira os libere.</text:p>
      <text:p text:style-name="P23">O bloqueo e datos pode facerse a varios niveis: BD, Táboa, Fila (por defecto con InnoDB) ou Column.</text:p>
      <text:p text:style-name="P48"/>
      <text:p text:style-name="P48"/>
      <text:p text:style-name="P22"><text:span text:style-name="T25">Exercicios-</text:span><text:span text:style-name="T26">1</text:span><text:span text:style-name="T25">:</text:span></text:p>
      <text:p text:style-name="P21"><text:span text:style-name="T54">NOTA: </text:span><text:span text:style-name="T53">S</text:span><text:span text:style-name="T52">imular</text:span><text:span text:style-name="T54">ase</text:span><text:span text:style-name="T52"> o acceso concorrente de dous usuarios abrindo dúas conexións contra a mesma BD.</text:span></text:p>
      <text:p text:style-name="P40"/>
      <text:p text:style-name="P28"><text:span text:style-name="T42">1. </text:span><text:span text:style-name="T43">Avaliación dos niveis de </text:span><text:span text:style-name="T42">illamento co problema </text:span><text:span text:style-name="T47">Dirty Read</text:span><text:span text:style-name="T42">:</text:span></text:p>
      <text:p text:style-name="P28"><text:span text:style-name="T42"><text:tab/></text:span><text:span text:style-name="T44">A. Usando o nivel de illamento por defecto:</text:span></text:p>
      <text:list xml:id="list3846823978" text:style-name="L4">
        <text:list-item>
          <text:list>
            <text:list-item>
              <text:p text:style-name="P55"><text:span text:style-name="T42">D</text:span><text:span text:style-name="T41">esde o terminal A executarase o seguinte código:</text:span></text:p>
            </text:list-item>
          </text:list>
        </text:list-item>
      </text:list>
      <table:table table:name="Tabela4" table:style-name="Tabela4">
        <table:table-column table:style-name="Tabela4.A"/>
        <table:table-row table:style-name="TableLine1986172501968">
          <table:table-cell table:style-name="Tabela4.A1" office:value-type="string">
            <text:p text:style-name="P9">DROP DATABASE IF EXISTS test;</text:p>
            <text:p text:style-name="P9">CREATE DATABASE test CHARACTER SET utf8mb4;</text:p>
            <text:p text:style-name="P9">USE test;</text:p>
            <text:p text:style-name="P9"/>
            <text:p text:style-name="P9">CREATE TABLE cuentas (</text:p>
            <text:p text:style-name="P9"><text:s text:c="4"/>id INTEGER UNSIGNED PRIMARY KEY,</text:p>
            <text:p text:style-name="P9"><text:s text:c="4"/>saldo DECIMAL(11,2) CHECK (saldo &gt;= 0)</text:p>
            <text:p text:style-name="P9">);</text:p>
            <text:p text:style-name="P9"/>
            <text:p text:style-name="P9">INSERT INTO cuentas VALUES (1, 1000);</text:p>
            <text:p text:style-name="P9">INSERT INTO cuentas VALUES (2, 2000);</text:p>
            <text:p text:style-name="P9">INSERT INTO cuentas VALUES (3, 0);</text:p>
            <text:p text:style-name="P9"/>
            <text:p text:style-name="P27"><text:span text:style-name="T20">-- 1. Configura</text:span><text:span text:style-name="T21">se</text:span><text:span text:style-name="T20"> que na sesión </text:span><text:span text:style-name="T21">se vai usar o</text:span><text:span text:style-name="T20"> nivel de </text:span><text:span text:style-name="T21">illamento</text:span><text:span text:style-name="T20"> READ UNCOMMITTED</text:span></text:p>
            <text:p text:style-name="P9">SET SESSION TRANSACTION ISOLATION LEVEL READ UNCOMMITTED;</text:p>
            <text:p text:style-name="P9">-- SET SESSION TRANSACTION ISOLATION LEVEL READ COMMITTED;</text:p>
            <text:p text:style-name="P9">-- SET SESSION TRANSACTION ISOLATION LEVEL REPEATABLE READ;</text:p>
            <text:p text:style-name="P9">-- SET SESSION TRANSACTION ISOLATION LEVEL SERIALIZABLE;</text:p>
            <text:p text:style-name="P9"/>
            <text:p text:style-name="P27"><text:span text:style-name="T20">-- 2. E</text:span><text:span text:style-name="T21">x</text:span><text:span text:style-name="T20">ecuta</text:span><text:span text:style-name="T21">se</text:span><text:span text:style-name="T20"> un</text:span><text:span text:style-name="T21">h</text:span><text:span text:style-name="T20">a transacción para transfereir </text:span><text:span text:style-name="T21">cartos</text:span><text:span text:style-name="T20"> entre </text:span><text:span text:style-name="T21">dúas</text:span><text:span text:style-name="T20"> c</text:span><text:span text:style-name="T21">o</text:span><text:span text:style-name="T20">ntas</text:span></text:p>
            <text:p text:style-name="P9">START TRANSACTION;</text:p>
            <text:p text:style-name="P9">UPDATE cuentas SET saldo = saldo - 100 WHERE id = 1;</text:p>
          </table:table-cell>
        </table:table-row>
      </table:table>
      <text:list xml:id="list1115258256" text:style-name="L5">
        <text:list-item>
          <text:list>
            <text:list-header>
              <text:p text:style-name="P51"><text:span text:style-name="T49">N</text:span><text:span text:style-name="T48">ótese que a transacción do terminal A non rematou, posto que non se executou ningún COMMIT nin ROLLBACK.</text:span></text:p>
              <text:p text:style-name="P41"/>
            </text:list-header>
            <text:list-item>
              <text:p text:style-name="P51"><text:span text:style-name="T51">D</text:span><text:span text:style-name="T50">esde o terminal B executarase o seguinte código:</text:span><text:span text:style-name="T48"> </text:span></text:p>
            </text:list-item>
          </text:list>
        </text:list-item>
      </text:list>
      <table:table table:name="Tabela5" table:style-name="Tabela5">
        <table:table-column table:style-name="Tabela5.A"/>
        <table:table-row table:style-name="TableLine1986172513392">
          <table:table-cell table:style-name="Tabela5.A1" office:value-type="string">
            <text:p text:style-name="P9">-- 1. Selecciona<text:span text:style-name="T55">se</text:span> a base de datos</text:p>
            <text:p text:style-name="P9">USE test;</text:p>
            <text:p text:style-name="P9"/>
            <text:p text:style-name="P25"><text:span text:style-name="T22">-- 2. Configura</text:span><text:span text:style-name="T23">se</text:span><text:span text:style-name="T22"> que na sesión </text:span><text:span text:style-name="T23">se vai</text:span><text:span text:style-name="T22"> </text:span><text:span text:style-name="T23">usar</text:span><text:span text:style-name="T22"> </text:span><text:span text:style-name="T23">o</text:span><text:span text:style-name="T22"> nivel de </text:span><text:span text:style-name="T23">illamento</text:span><text:span text:style-name="T22"> READ UNCOMMITTED</text:span></text:p>
            <text:p text:style-name="P9">SET SESSION TRANSACTION ISOLATION LEVEL READ UNCOMMITTED;</text:p>
            <text:p text:style-name="P9">-- SET SESSION TRANSACTION ISOLATION LEVEL READ COMMITTED;</text:p>
            <text:p text:style-name="P9">-- SET SESSION TRANSACTION ISOLATION LEVEL REPEATABLE READ;</text:p>
            <text:p text:style-name="P9">-- SET SESSION TRANSACTION ISOLATION LEVEL SERIALIZABLE;</text:p>
            <text:p text:style-name="P9"/>
            <text:p text:style-name="P9">-- 3. Inicias<text:span text:style-name="T55">e</text:span> un<text:span text:style-name="T55">h</text:span>a transacción <text:span text:style-name="T55">e</text:span> observa<text:span text:style-name="T55">nse</text:span> os datos que existen na tab<text:span text:style-name="T55">o</text:span>a c<text:span text:style-name="T55">o</text:span>ntas</text:p>
            <text:p text:style-name="P9">START TRANSACTION;</text:p>
            <text:p text:style-name="P9">SELECT * FROM cuentas WHERE id = 1;</text:p>
          </table:table-cell>
        </table:table-row>
      </table:table>
      <text:p text:style-name="P42"/>
      <text:list xml:id="list647888564" text:style-name="L6">
        <text:list-item>
          <text:list>
            <text:list-item>
              <text:p text:style-name="P52"><text:span text:style-name="T49">F</text:span><text:span text:style-name="T48">inalmente executaremos un ROOLBACK no terminal A para abortar a transacción:</text:span></text:p>
            </text:list-item>
          </text:list>
        </text:list-item>
      </text:list>
      <table:table table:name="Tabela6" table:style-name="Tabela6">
        <table:table-column table:style-name="Tabela6.A"/>
        <table:table-row table:style-name="TableLine1986172502784">
          <table:table-cell table:style-name="Tabela6.A1" office:value-type="string">
            <text:p text:style-name="P9">-- 4. Observa<text:span text:style-name="T55">nse</text:span> os datos que existen <text:span text:style-name="T55">n</text:span>a tab<text:span text:style-name="T55">o</text:span>a c<text:span text:style-name="T55">o</text:span>ntas</text:p>
            <text:p text:style-name="P9">SELECT * FROM cuentas WHERE id = 1;</text:p>
          </table:table-cell>
        </table:table-row>
      </table:table>
      <text:p text:style-name="P42"/>
      <text:p text:style-name="P42"/>
      <text:list xml:id="list100841945918008" text:continue-numbering="true" text:style-name="L6">
        <text:list-item>
          <text:list>
            <text:list-item>
              <text:p text:style-name="P43"><text:soft-page-break/>Pega capturas e pantalla de ambos terminais mostrando o que sucede, e explica que sucedeu.</text:p>
            </text:list-item>
          </text:list>
        </text:list-item>
      </text:list>
      <text:p text:style-name="P42"><text:tab/>Lo<text:span text:style-name="T57"> que sucedio es que en el segundo terminal hicimos un select durante la ejecucion de una modificacion en el terminar A. Por lo tanto salen los datos con las modificaciones hechas. Al hacer un rollback en el terminal A y terminar la ejecucion y hacer un select podremos ver que nos van a mostrar datos diferentes respecto al terminal B.</text:span></text:p>
      <text:list xml:id="list100839998211709" text:continue-numbering="true" text:style-name="L6">
        <text:list-header>
          <text:p text:style-name="P58"><text:span text:style-name="T45">B. C. E D. </text:span><text:span text:style-name="T46">Repi</text:span><text:span text:style-name="T45">te os pasos anteriores modificando o nivel de illamento. </text:span></text:p>
          <text:p text:style-name="P47">Pódese establecer o nivel de illamento coas sentencias:</text:p>
          <text:p text:style-name="P59"><text:span text:style-name="Source_20_Text"><text:span text:style-name="T32">SET SESSION TRANSACTION ISOLATION LEVEL READ COMMITTED;</text:span></text:span></text:p>
          <text:p text:style-name="P59"><text:span text:style-name="Source_20_Text"><text:span text:style-name="T32">SET SESSION TRANSACTION ISOLATION LEVEL REPEATABLE READ;</text:span></text:span></text:p>
          <text:p text:style-name="P58"><text:span text:style-name="Source_20_Text"><text:span text:style-name="T32">SET SESSION TRANSACTION ISOLATION LEVEL SERIALIZABLE;</text:span></text:span></text:p>
        </text:list-header>
      </text:list>
      <text:p text:style-name="P4"/>
      <text:p text:style-name="P17"><text:span text:style-name="T9">2</text:span><text:span text:style-name="T8">. Avaliación dos niveis de illamento co problema </text:span><text:span text:style-name="T11">Non-Reapetable Read</text:span><text:span text:style-name="T8">:</text:span></text:p>
      <text:p text:style-name="P29"><text:span text:style-name="T42"><text:tab/></text:span><text:span text:style-name="T44">A. Usando o nivel de illamento por defecto:</text:span></text:p>
      <text:list xml:id="list100840691474927" text:continue-list="list3846823978" text:style-name="L4">
        <text:list-item>
          <text:list>
            <text:list-item>
              <text:p text:style-name="P56"><text:span text:style-name="T42">D</text:span><text:span text:style-name="T41">esde o terminal A executarase o seguinte código:</text:span></text:p>
            </text:list-item>
          </text:list>
        </text:list-item>
      </text:list>
      <table:table table:name="Tabela7" table:style-name="Tabela7">
        <table:table-column table:style-name="Tabela7.A"/>
        <table:table-row table:style-name="TableLine1986172503056">
          <table:table-cell table:style-name="Tabela7.A1" office:value-type="string">
            <text:p text:style-name="P10">DROP DATABASE IF EXISTS test;</text:p>
            <text:p text:style-name="P10">CREATE DATABASE test CHARACTER SET utf8mb4;</text:p>
            <text:p text:style-name="P10">USE test;</text:p>
            <text:p text:style-name="P10"/>
            <text:p text:style-name="P10">CREATE TABLE cuentas (</text:p>
            <text:p text:style-name="P10"><text:s text:c="4"/>id INTEGER UNSIGNED PRIMARY KEY,</text:p>
            <text:p text:style-name="P10"><text:s text:c="4"/>saldo DECIMAL(11,2) CHECK (saldo &gt;= 0)</text:p>
            <text:p text:style-name="P10">);</text:p>
            <text:p text:style-name="P10"/>
            <text:p text:style-name="P10">INSERT INTO cuentas VALUES (1, 1000);</text:p>
            <text:p text:style-name="P10">INSERT INTO cuentas VALUES (2, 2000);</text:p>
            <text:p text:style-name="P10">INSERT INTO cuentas VALUES (3, 0);</text:p>
            <text:p text:style-name="P10"/>
            <text:p text:style-name="P26"><text:span text:style-name="T22">-- 1. Configura</text:span><text:span text:style-name="T24">se</text:span><text:span text:style-name="T22"> que </text:span><text:span text:style-name="T24">n</text:span><text:span text:style-name="T22">a sesión </text:span><text:span text:style-name="T24">se vai usar o</text:span><text:span text:style-name="T22"> nivel de </text:span><text:span text:style-name="T24">illamento</text:span><text:span text:style-name="T22"> READ UNCOMMITTED</text:span></text:p>
            <text:p text:style-name="P10">SET SESSION TRANSACTION ISOLATION LEVEL READ UNCOMMITTED;</text:p>
            <text:p text:style-name="P10">-- SET SESSION TRANSACTION ISOLATION LEVEL READ COMMITTED;</text:p>
            <text:p text:style-name="P10">-- SET SESSION TRANSACTION ISOLATION LEVEL REPEATABLE READ;</text:p>
            <text:p text:style-name="P10">-- SET SESSION TRANSACTION ISOLATION LEVEL SERIALIZABLE;</text:p>
            <text:p text:style-name="P10"/>
            <text:p text:style-name="P10"/>
            <text:p text:style-name="P26"><text:span text:style-name="T22">-- 2. E</text:span><text:span text:style-name="T24">x</text:span><text:span text:style-name="T22">ecuta</text:span><text:span text:style-name="T24">se</text:span><text:span text:style-name="T22"> un</text:span><text:span text:style-name="T24">h</text:span><text:span text:style-name="T22">a transacción para transferir </text:span><text:span text:style-name="T24">cartos</text:span><text:span text:style-name="T22"> entre d</text:span><text:span text:style-name="T24">u</text:span><text:span text:style-name="T22">os c</text:span><text:span text:style-name="T24">o</text:span><text:span text:style-name="T22">ntas</text:span></text:p>
            <text:p text:style-name="P10">START TRANSACTION;</text:p>
            <text:p text:style-name="P10">SELECT SUM(saldo) FROM cuentas;</text:p>
          </table:table-cell>
        </table:table-row>
      </table:table>
      <text:list xml:id="list3154177031" text:style-name="L7">
        <text:list-item>
          <text:list>
            <text:list-header>
              <text:p text:style-name="P53"><text:span text:style-name="T49">N</text:span><text:span text:style-name="T48">ótese que a transacción do terminal A non rematou, posto que non se executou ningún COMMIT nin ROLLBACK.</text:span></text:p>
            </text:list-header>
            <text:list-item>
              <text:p text:style-name="P53"><text:span text:style-name="T51">D</text:span><text:span text:style-name="T50">esde o terminal B executarase o seguinte código:</text:span><text:span text:style-name="T48"> </text:span></text:p>
            </text:list-item>
          </text:list>
        </text:list-item>
      </text:list>
      <table:table table:name="Tabela8" table:style-name="Tabela8">
        <table:table-column table:style-name="Tabela8.A"/>
        <table:table-row table:style-name="TableLine1986172509312">
          <table:table-cell table:style-name="Tabela8.A1" office:value-type="string">
            <text:p text:style-name="P26"><text:span text:style-name="T22">-- 1. Selecciona</text:span><text:span text:style-name="T24">se</text:span><text:span text:style-name="T22"> a base de datos</text:span></text:p>
            <text:p text:style-name="P10">USE test;</text:p>
            <text:p text:style-name="P10"/>
            <text:p text:style-name="P26"><text:span text:style-name="T22">-- 2. Configuras</text:span><text:span text:style-name="T24">e </text:span><text:span text:style-name="T22">que </text:span><text:span text:style-name="T24">na</text:span><text:span text:style-name="T22"> sesión </text:span><text:span text:style-name="T24">se vai usar o ni</text:span><text:span text:style-name="T22">vel de </text:span><text:span text:style-name="T24">illamento</text:span><text:span text:style-name="T22"> READ UNCOMMITTED</text:span></text:p>
            <text:p text:style-name="P10">SET SESSION TRANSACTION ISOLATION LEVEL READ UNCOMMITTED;</text:p>
            <text:p text:style-name="P10">-- SET SESSION TRANSACTION ISOLATION LEVEL READ COMMITTED;</text:p>
            <text:p text:style-name="P10">-- SET SESSION TRANSACTION ISOLATION LEVEL REPEATABLE READ;</text:p>
            <text:p text:style-name="P10">-- SET SESSION TRANSACTION ISOLATION LEVEL SERIALIZABLE;</text:p>
            <text:p text:style-name="P10"/>
            <text:p text:style-name="P10">-- 3. Inicia<text:span text:style-name="T56">se</text:span> un<text:span text:style-name="T56">h</text:span>a transacción <text:span text:style-name="T56">e</text:span> a<text:span text:style-name="T56">c</text:span>tualiza<text:span text:style-name="T56">nse</text:span> os datos da tabla c<text:span text:style-name="T56">on</text:span>tas</text:p>
            <text:p text:style-name="P10">START TRANSACTION;</text:p>
            <text:p text:style-name="P10"><text:soft-page-break/>INSERT INTO cuentas VALUES (4, 3000);</text:p>
            <text:p text:style-name="P10"/>
            <text:p text:style-name="P10">-- 4. Finaliza<text:span text:style-name="T56">se</text:span> a transacción con COMMIT</text:p>
            <text:p text:style-name="P10">COMMIT;</text:p>
          </table:table-cell>
        </table:table-row>
      </table:table>
      <text:p text:style-name="P44"/>
      <text:p text:style-name="P44"/>
      <text:list xml:id="list630768962" text:style-name="L8">
        <text:list-item>
          <text:list>
            <text:list-item>
              <text:p text:style-name="P60"><text:span text:style-name="T36">F</text:span><text:span text:style-name="T38">inalmente executaremos no terminal A a </text:span><text:span text:style-name="T40">mesma consulta que no inicio da transacción</text:span><text:span text:style-name="T38">:</text:span></text:p>
            </text:list-item>
          </text:list>
        </text:list-item>
      </text:list>
      <table:table table:name="Tabela9" table:style-name="Tabela9">
        <table:table-column table:style-name="Tabela9.A"/>
        <table:table-row table:style-name="TableLine1986172511488">
          <table:table-cell table:style-name="Tabela9.A1" office:value-type="string">
            <text:p text:style-name="P10">-- 4. Volves<text:span text:style-name="T56">e </text:span>a e<text:span text:style-name="T56">x</text:span>ecutar a m<text:span text:style-name="T56">e</text:span>sma sentencia para observar os datos <text:span text:style-name="T56">d</text:span>a tab<text:span text:style-name="T56">o</text:span>a cuentas</text:p>
            <text:p text:style-name="P10">SELECT SUM(saldo) FROM cuentas;</text:p>
          </table:table-cell>
        </table:table-row>
      </table:table>
      <text:p text:style-name="P44"/>
      <text:list xml:id="list100841067816600" text:continue-numbering="true" text:style-name="L8">
        <text:list-item>
          <text:list>
            <text:list-item>
              <text:p text:style-name="P45">Pega capturas e pantalla de ambos terminais mostrando o que sucede, e explica que sucedeu.</text:p>
            </text:list-item>
          </text:list>
          <text:p text:style-name="P37"><text:span text:style-name="T18">B. C. E D. </text:span><text:span text:style-name="T19">Repi</text:span><text:span text:style-name="T18">te os pasos anteriores modificando o nivel de illamento. </text:span></text:p>
        </text:list-item>
      </text:list>
      <text:p text:style-name="P61"/>
      <text:p text:style-name="P61">3. Observación das políticas de bloqueo:</text:p>
      <text:list xml:id="list100841485821841" text:continue-list="list100840691474927" text:style-name="L4">
        <text:list-item>
          <text:list>
            <text:list-item>
              <text:p text:style-name="P57"><text:span text:style-name="T42">D</text:span><text:span text:style-name="T41">esde o terminal A executarase o seguinte código:</text:span></text:p>
            </text:list-item>
          </text:list>
        </text:list-item>
      </text:list>
      <table:table table:name="Tabela10" table:style-name="Tabela10">
        <table:table-column table:style-name="Tabela10.A"/>
        <table:table-row table:style-name="TableLine1986172516928">
          <table:table-cell table:style-name="Tabela10.A1" office:value-type="string">
            <text:p text:style-name="P11">DROP DATABASE IF EXISTS test;</text:p>
            <text:p text:style-name="P11">CREATE DATABASE test CHARACTER SET utf8mb4;</text:p>
            <text:p text:style-name="P11">USE test;</text:p>
            <text:p text:style-name="P11"/>
            <text:p text:style-name="P11">CREATE TABLE cuentas (</text:p>
            <text:p text:style-name="P11"><text:s text:c="4"/>id INTEGER UNSIGNED PRIMARY KEY,</text:p>
            <text:p text:style-name="P11"><text:s text:c="4"/>saldo DECIMAL(11,2) CHECK (saldo &gt;= 0)</text:p>
            <text:p text:style-name="P11">);</text:p>
            <text:p text:style-name="P11"/>
            <text:p text:style-name="P11">INSERT INTO cuentas VALUES (1, 1000);</text:p>
            <text:p text:style-name="P11">INSERT INTO cuentas VALUES (2, 2000);</text:p>
            <text:p text:style-name="P11">INSERT INTO cuentas VALUES (3, 0);</text:p>
            <text:p text:style-name="P11"/>
            <text:p text:style-name="P11">-- 1. Ejecutamos una transacción para transfereir dinero entre dos cuentas</text:p>
            <text:p text:style-name="P11">START TRANSACTION;</text:p>
            <text:p text:style-name="P11">UPDATE cuentas SET saldo = saldo - 100 WHERE id = 1;</text:p>
          </table:table-cell>
        </table:table-row>
      </table:table>
      <text:list xml:id="list1226332065" text:style-name="L9">
        <text:list-item>
          <text:list>
            <text:list-header>
              <text:p text:style-name="P54"><text:span text:style-name="T49">N</text:span><text:span text:style-name="T48">ótese que a transacción do terminal A non rematou, posto que non se executou ningún COMMIT nin ROLLBACK.</text:span></text:p>
            </text:list-header>
            <text:list-item>
              <text:p text:style-name="P54"><text:span text:style-name="T51">D</text:span><text:span text:style-name="T50">esde o terminal B executarase o seguinte código:</text:span><text:span text:style-name="T48"> </text:span></text:p>
            </text:list-item>
          </text:list>
        </text:list-item>
      </text:list>
      <table:table table:name="Tabela11" table:style-name="Tabela11">
        <table:table-column table:style-name="Tabela11.A"/>
        <table:table-row table:style-name="TableLine1986172511216">
          <table:table-cell table:style-name="Tabela11.A1" office:value-type="string">
            <text:p text:style-name="P11">-- 1. Seleccionamos la base de datos</text:p>
            <text:p text:style-name="P11">USE test;</text:p>
            <text:p text:style-name="P11"/>
            <text:p text:style-name="P11">-- 2. Observamos los datos que existen en la tabla cuentas</text:p>
            <text:p text:style-name="P11">SELECT *</text:p>
            <text:p text:style-name="P11">FROM cuentas;</text:p>
            <text:p text:style-name="P11"/>
            <text:p text:style-name="P11">-- 3. Intentamos actualizar el saldo de una de las cuentas que está siendo utilizada en la transacción del terminal A</text:p>
            <text:p text:style-name="P11">UPDATE cuentas SET saldo = saldo - 100 WHERE id = 1;</text:p>
          </table:table-cell>
        </table:table-row>
      </table:table>
      <text:p text:style-name="P46"/>
      <text:list xml:id="list560857872" text:style-name="L10">
        <text:list-item>
          <text:list>
            <text:list-item>
              <text:p text:style-name="P49">Pega capturas e pantalla de ambos terminais mostrando o que sucede.</text:p>
            </text:list-item>
            <text:list-item>
              <text:p text:style-name="P50"><text:soft-page-break/>Explica que é o que sucede no terminal B. Pode acceder aos datos para consultalos? E para modificalos? Pódese modificar desde o terminal B unha conta que non estea sendo utilizada pola transacción do terminal A.</text:p>
            </text:list-item>
            <text:list-item>
              <text:p text:style-name="P50">Executa un COMMIT no terminal A para rematar a transacción.</text:p>
            </text:list-item>
            <text:list-item>
              <text:p text:style-name="P50">Explica que sucedeu.</text:p>
            </text:list-item>
          </text:list>
        </text:list-item>
      </text:list>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x1" style:family="paragraph" style:next-style-name="Standard" style:default-outline-level="">
      <style:paragraph-properties fo:margin-left="1.6cm" fo:margin-right="0cm" fo:margin-top="0.212cm" fo:margin-bottom="0.106cm" style:contextual-spacing="false" fo:text-align="justify" style:justify-single-word="false" fo:orphans="2" fo:widows="2" fo:hyphenation-ladder-count="no-limit" fo:text-indent="0cm" style:auto-text-indent="false" style:writing-mode="lr-tb"/>
      <style:text-properties style:use-window-font-color="true" loext:opacity="0%" style:font-name="Times New Roman" fo:font-family="'Times New Roman'" style:font-family-generic="roman" style:font-pitch="variable" fo:font-size="12pt" fo:language="gl" fo:country="ES" style:letter-kerning="fals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Arial" fo:font-family="Arial"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0.4$Windows_X86_64 LibreOffice_project/9a9c6381e3f7a62afc1329bd359cc48accb6435b</meta:generator>
    <dc:date>2022-05-11T10:08:39.681000000</dc:date>
    <meta:editing-duration>PT11H21M44S</meta:editing-duration>
    <meta:editing-cycles>43</meta:editing-cycles>
    <meta:document-statistic meta:table-count="11" meta:image-count="0" meta:object-count="0" meta:page-count="6" meta:paragraph-count="155" meta:word-count="1404" meta:character-count="8558" meta:non-whitespace-character-count="7293"/>
  </office:meta>
</office:document-meta>
</file>